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fo:font-size="36pt" style:font-size-asian="36pt" style:font-size-complex="36pt"/>
    </style:style>
    <style:style style:name="T1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Courier New'" style:font-family-generic="modern" style:font-pitch="fixe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1.153cm" svg:height="2.54cm" svg:x="0.15cm" svg:y="2.54cm">
            <text:p text:style-name="P1"><text:span text:style-name="T1"><text:s text:c="13"/></text:span></text:p>
          </draw:rect>
          <draw:line draw:style-name="gr2" draw:text-style-name="P1" draw:layer="layout" svg:x1="2.209cm" svg:y1="2.54cm" svg:x2="2.209cm" svg:y2="5.08cm">
            <text:p/>
          </draw:line>
          <draw:line draw:style-name="gr2" draw:text-style-name="P1" draw:layer="layout" svg:x1="4.508cm" svg:y1="2.539cm" svg:x2="4.508cm" svg:y2="5.079cm">
            <text:p/>
          </draw:line>
          <draw:line draw:style-name="gr2" draw:text-style-name="P1" draw:layer="layout" svg:x1="6.808cm" svg:y1="2.539cm" svg:x2="6.808cm" svg:y2="5.079cm">
            <text:p/>
          </draw:line>
          <draw:line draw:style-name="gr2" draw:text-style-name="P1" draw:layer="layout" svg:x1="9.008cm" svg:y1="2.539cm" svg:x2="9.008cm" svg:y2="5.079cm">
            <text:p/>
          </draw:line>
          <draw:rect draw:style-name="gr3" draw:text-style-name="P3" draw:layer="layout" svg:width="11.253cm" svg:height="2.54cm" svg:x="0.05cm" svg:y="0cm">
            <text:p text:style-name="P1"><text:span text:style-name="T2">0 <text:s/>1 <text:s/>2 <text:s/>3 <text:s/>4</text:span></text:p>
          </draw:rect>
        </draw:g>
        <draw:frame draw:style-name="gr4" draw:text-style-name="P3" draw:layer="layout" svg:width="11.303cm" svg:height="1.901cm" svg:x="0.127cm" svg:y="5.315cm">
          <draw:text-box>
            <text:p text:style-name="P1"><text:span text:style-name="T2">char Scott[5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808080" draw:marker-start-width="0.356cm" draw:marker-start-center="false" draw:marker-end-width="0.356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11-15T11:49:34.37</meta:creation-date>
    <dc:date>2013-11-15T16:12:35.85</dc:date>
    <dc:creator>Jeremy Hansen</dc:creator>
    <meta:editing-duration>PT19M26S</meta:editing-duration>
    <meta:editing-cycles>2</meta:editing-cycles>
    <meta:generator>OpenOffice.org/3.4.1$Win32 OpenOffice.org_project/341m1$Build-9593</meta:generator>
    <meta:document-statistic meta:object-count="8"/>
  </office:meta>
</office:document-meta>
</file>